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6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7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4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9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8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6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119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5.7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9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5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8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1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331cm"/>
    </style:style>
    <style:style style:name="P1" style:family="paragraph">
      <loext:graphic-properties draw:fill="none" draw:fill-color="#ffffff"/>
      <style:text-properties style:font-name="Cousine1" fo:font-size="10pt" style:font-size-asian="10pt" style:font-size-complex="10pt"/>
    </style:style>
    <style:style style:name="P2" style:family="paragraph">
      <loext:graphic-properties draw:fill="none" draw:fill-color="#ffffff"/>
      <style:text-properties fo:color="#0000ff" style:font-name="Cousine1" fo:font-size="10pt" style:font-size-asian="10pt" style:font-size-complex="10pt"/>
    </style:style>
    <style:style style:name="P3" style:family="paragraph">
      <loext:graphic-properties draw:fill="none" draw:fill-color="#ffffff"/>
      <style:text-properties fo:color="#008000" style:font-name="Cousine1" fo:font-size="10pt" style:font-size-asian="10pt" style:font-size-complex="10pt"/>
    </style:style>
    <style:style style:name="P4" style:family="paragraph">
      <loext:graphic-properties draw:fill="none" draw:fill-color="#ffffff"/>
      <style:text-properties fo:color="#ff0000" style:font-name="Cousine1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Cousine1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Cousine1" fo:font-size="10pt" style:font-size-asian="10pt" style:font-size-complex="10pt"/>
    </style:style>
    <style:style style:name="T2" style:family="text">
      <style:text-properties fo:color="#008000" style:font-name="Cousine1" fo:font-size="10pt" style:font-size-asian="10pt" style:font-size-complex="10pt"/>
    </style:style>
    <style:style style:name="T3" style:family="text">
      <style:text-properties fo:color="#0000ff" style:font-name="Cousine1" fo:font-size="10pt" style:font-size-asian="10pt" style:font-size-complex="10pt"/>
    </style:style>
    <style:style style:name="T4" style:family="text">
      <style:text-properties fo:color="#ff0000" style:font-name="Cousine1" fo:font-size="10pt" style:font-size-asian="10pt" style:font-size-complex="10pt"/>
    </style:style>
    <style:style style:name="T5" style:family="text">
      <style:text-properties style:font-name="Cousine1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37cm" svg:height="0.653cm" svg:x="0.973cm" svg:y="0.708cm">
          <draw:text-box>
            <text:p><text:span text:style-name="T1">...</text:span></text:p>
          </draw:text-box>
        </draw:frame>
        <draw:frame draw:style-name="gr2" draw:text-style-name="P1" xml:id="id2" draw:id="id2" draw:layer="layout" svg:width="2.83cm" svg:height="0.653cm" svg:x="2.274cm" svg:y="1.209cm">
          <draw:text-box>
            <text:p><text:span text:style-name="T2">Docs-Master</text:span></text:p>
          </draw:text-box>
        </draw:frame>
        <draw:frame draw:style-name="gr3" draw:text-style-name="P2" xml:id="id3" draw:id="id3" draw:layer="layout" svg:width="3.254cm" svg:height="0.653cm" svg:x="2.274cm" svg:y="4.71cm">
          <draw:text-box>
            <text:p><text:span text:style-name="T3">Docs-Template</text:span></text:p>
          </draw:text-box>
        </draw:frame>
        <draw:frame draw:style-name="gr4" draw:text-style-name="P1" xml:id="id7" draw:id="id7" draw:layer="layout" svg:width="1.984cm" svg:height="0.653cm" svg:x="3.374cm" svg:y="1.71cm">
          <draw:text-box>
            <text:p><text:span text:style-name="T2">common</text:span><text:span text:style-name="T1"> </text:span></text:p>
          </draw:text-box>
        </draw:frame>
        <draw:frame draw:style-name="gr4" draw:text-style-name="P1" xml:id="id8" draw:id="id8" draw:layer="layout" svg:width="1.984cm" svg:height="0.653cm" svg:x="3.374cm" svg:y="3.711cm">
          <draw:text-box>
            <text:p><text:span text:style-name="T2">pom.xml</text:span></text:p>
          </draw:text-box>
        </draw:frame>
        <draw:frame draw:style-name="gr5" draw:text-style-name="P3" xml:id="id12" draw:id="id12" draw:layer="layout" svg:width="3.465cm" svg:height="0.653cm" svg:x="4.474cm" svg:y="2.211cm">
          <draw:text-box>
            <text:p><text:span text:style-name="T2">ch_preface.xml</text:span></text:p>
          </draw:text-box>
        </draw:frame>
        <draw:frame draw:style-name="gr1" draw:text-style-name="P3" xml:id="id9" draw:id="id9" draw:layer="layout" svg:width="1.137cm" svg:height="0.653cm" svg:x="3.319cm" svg:y="4.209cm">
          <draw:text-box>
            <text:p><text:span text:style-name="T2">...</text:span></text:p>
          </draw:text-box>
        </draw:frame>
        <draw:frame draw:style-name="gr6" draw:text-style-name="P3" xml:id="id13" draw:id="id13" draw:layer="layout" svg:width="4.312cm" svg:height="0.653cm" svg:x="4.475cm" svg:y="2.712cm">
          <draw:text-box>
            <text:p><text:span text:style-name="T2">app_foundation.xml</text:span></text:p>
          </draw:text-box>
        </draw:frame>
        <draw:frame draw:style-name="gr1" draw:text-style-name="P3" xml:id="id14" draw:id="id14" draw:layer="layout" svg:width="1.137cm" svg:height="0.653cm" svg:x="4.458cm" svg:y="3.21cm">
          <draw:text-box>
            <text:p><text:span text:style-name="T2">...</text:span></text:p>
          </draw:text-box>
        </draw:frame>
        <draw:frame draw:style-name="gr7" draw:text-style-name="P1" draw:layer="layout" svg:width="3.254cm" svg:height="0.653cm" svg:x="3.375cm" svg:y="5.21cm">
          <draw:text-box>
            <text:p><text:span text:style-name="T3">doc_dev_guide</text:span></text:p>
          </draw:text-box>
        </draw:frame>
        <draw:frame draw:style-name="gr4" draw:text-style-name="P1" draw:layer="layout" svg:width="1.984cm" svg:height="0.653cm" svg:x="3.375cm" svg:y="7.211cm">
          <draw:text-box>
            <text:p><text:span text:style-name="T3">pom.xml</text:span></text:p>
          </draw:text-box>
        </draw:frame>
        <draw:frame draw:style-name="gr2" draw:text-style-name="P1" draw:layer="layout" svg:width="2.83cm" svg:height="0.653cm" svg:x="4.375cm" svg:y="5.711cm">
          <draw:text-box>
            <text:p><text:span text:style-name="T3">bk_main.xml</text:span></text:p>
          </draw:text-box>
        </draw:frame>
        <draw:frame draw:style-name="gr1" draw:text-style-name="P2" draw:layer="layout" svg:width="1.137cm" svg:height="0.653cm" svg:x="3.339cm" svg:y="7.709cm">
          <draw:text-box>
            <text:p><text:span text:style-name="T3">...</text:span></text:p>
          </draw:text-box>
        </draw:frame>
        <draw:frame draw:style-name="gr4" draw:text-style-name="P1" draw:layer="layout" svg:width="1.984cm" svg:height="0.653cm" svg:x="4.376cm" svg:y="6.212cm">
          <draw:text-box>
            <text:p><text:span text:style-name="T3">pom.xml</text:span></text:p>
          </draw:text-box>
        </draw:frame>
        <draw:frame draw:style-name="gr1" draw:text-style-name="P2" draw:layer="layout" svg:width="1.137cm" svg:height="0.653cm" svg:x="4.34cm" svg:y="6.71cm">
          <draw:text-box>
            <text:p><text:span text:style-name="T3">...</text:span></text:p>
          </draw:text-box>
        </draw:frame>
        <draw:frame draw:style-name="gr8" draw:text-style-name="P1" xml:id="id4" draw:id="id4" draw:layer="layout" svg:width="2.619cm" svg:height="0.653cm" svg:x="2.275cm" svg:y="8.21cm">
          <draw:text-box>
            <text:p><text:span text:style-name="T4">my_project</text:span></text:p>
          </draw:text-box>
        </draw:frame>
        <draw:frame draw:style-name="gr7" draw:text-style-name="P1" draw:layer="layout" svg:width="2.195cm" svg:height="0.653cm" svg:x="3.376cm" svg:y="8.71cm">
          <draw:text-box>
            <text:p><text:span text:style-name="T4">my_doc_1</text:span></text:p>
          </draw:text-box>
        </draw:frame>
        <draw:frame draw:style-name="gr4" draw:text-style-name="P1" xml:id="id11" draw:id="id11" draw:layer="layout" svg:width="1.984cm" svg:height="0.653cm" svg:x="3.338cm" svg:y="12.711cm">
          <draw:text-box>
            <text:p><text:span text:style-name="T4">pom.xml</text:span></text:p>
          </draw:text-box>
        </draw:frame>
        <draw:frame draw:style-name="gr2" draw:text-style-name="P4" draw:layer="layout" svg:width="2.83cm" svg:height="0.653cm" svg:x="4.376cm" svg:y="9.211cm">
          <draw:text-box>
            <text:p><text:span text:style-name="T4">bk_main.xml</text:span></text:p>
          </draw:text-box>
        </draw:frame>
        <draw:frame draw:style-name="gr1" draw:text-style-name="P4" xml:id="id10" draw:id="id10" draw:layer="layout" svg:width="1.137cm" svg:height="0.653cm" svg:x="3.321cm" svg:y="13.209cm">
          <draw:text-box>
            <text:p><text:span text:style-name="T4">...</text:span></text:p>
          </draw:text-box>
        </draw:frame>
        <draw:frame draw:style-name="gr4" draw:text-style-name="P4" draw:layer="layout" svg:width="1.984cm" svg:height="0.653cm" svg:x="4.377cm" svg:y="9.712cm">
          <draw:text-box>
            <text:p><text:span text:style-name="T4">pom.xml</text:span></text:p>
          </draw:text-box>
        </draw:frame>
        <draw:frame draw:style-name="gr1" draw:text-style-name="P4" draw:layer="layout" svg:width="1.137cm" svg:height="0.653cm" svg:x="4.341cm" svg:y="10.21cm">
          <draw:text-box>
            <text:p><text:span text:style-name="T4">...</text:span></text:p>
          </draw:text-box>
        </draw:frame>
        <draw:frame draw:style-name="gr7" draw:text-style-name="P1" draw:layer="layout" svg:width="2.195cm" svg:height="0.653cm" svg:x="3.376cm" svg:y="10.711cm">
          <draw:text-box>
            <text:p><text:span text:style-name="T4">my_doc_2</text:span></text:p>
          </draw:text-box>
        </draw:frame>
        <draw:frame draw:style-name="gr2" draw:text-style-name="P4" draw:layer="layout" svg:width="2.83cm" svg:height="0.653cm" svg:x="4.376cm" svg:y="11.212cm">
          <draw:text-box>
            <text:p><text:span text:style-name="T4">bk_main.xml</text:span></text:p>
          </draw:text-box>
        </draw:frame>
        <draw:frame draw:style-name="gr4" draw:text-style-name="P4" draw:layer="layout" svg:width="1.984cm" svg:height="0.653cm" svg:x="4.377cm" svg:y="11.713cm">
          <draw:text-box>
            <text:p><text:span text:style-name="T4">pom.xml</text:span></text:p>
          </draw:text-box>
        </draw:frame>
        <draw:frame draw:style-name="gr1" draw:text-style-name="P4" draw:layer="layout" svg:width="1.137cm" svg:height="0.653cm" svg:x="4.341cm" svg:y="12.211cm">
          <draw:text-box>
            <text:p><text:span text:style-name="T4">...</text:span></text:p>
          </draw:text-box>
        </draw:frame>
        <draw:connector draw:style-name="gr9" draw:text-style-name="P5" draw:layer="layout" svg:x1="1.541cm" svg:y1="1.361cm" svg:x2="2.274cm" svg:y2="1.535cm" draw:start-shape="id1" draw:start-glue-point="2" draw:end-shape="id2" draw:end-glue-point="3" svg:d="M1541 1361v174h733" svg:viewBox="0 0 734 175">
          <text:p/>
        </draw:connector>
        <draw:connector draw:style-name="gr9" draw:text-style-name="P5" draw:layer="layout" svg:x1="1.541cm" svg:y1="1.361cm" svg:x2="2.274cm" svg:y2="5.036cm" draw:start-shape="id1" draw:start-glue-point="2" draw:end-shape="id3" draw:end-glue-point="3" svg:d="M1541 1361v3675h733" svg:viewBox="0 0 734 3676">
          <text:p/>
        </draw:connector>
        <draw:connector draw:style-name="gr9" draw:text-style-name="P5" xml:id="id5" draw:id="id5" draw:layer="layout" svg:x1="1.541cm" svg:y1="1.361cm" svg:x2="2.275cm" svg:y2="8.536cm" draw:start-shape="id1" draw:start-glue-point="2" draw:end-shape="id4" draw:end-glue-point="3" svg:d="M1541 1361v7175h734" svg:viewBox="0 0 735 7176">
          <text:p/>
        </draw:connector>
        <draw:frame draw:style-name="gr1" draw:text-style-name="P1" xml:id="id6" draw:id="id6" draw:layer="layout" svg:width="1.137cm" svg:height="0.653cm" svg:x="2.24cm" svg:y="13.71cm">
          <draw:text-box>
            <text:p><text:span text:style-name="T1">...</text:span></text:p>
          </draw:text-box>
        </draw:frame>
        <draw:connector draw:style-name="gr9" draw:text-style-name="P5" draw:layer="layout" svg:x1="1.541cm" svg:y1="8.536cm" svg:x2="2.24cm" svg:y2="14.036cm" draw:start-shape="id5" draw:start-glue-point="2" draw:end-shape="id6" draw:end-glue-point="3" svg:d="M1541 8536v5500h699" svg:viewBox="0 0 700 5501">
          <text:p/>
        </draw:connector>
        <draw:connector draw:style-name="gr9" draw:text-style-name="P5" draw:layer="layout" draw:line-skew="-0.061cm" svg:x1="2.804cm" svg:y1="1.861cm" svg:x2="3.374cm" svg:y2="2.036cm" draw:end-shape="id7" draw:end-glue-point="3" svg:d="M2804 1861h-26v175h596" svg:viewBox="0 0 597 176">
          <text:p/>
        </draw:connector>
        <draw:connector draw:style-name="gr9" draw:text-style-name="P5" draw:layer="layout" draw:line-skew="-0.031cm" svg:x1="2.743cm" svg:y1="1.861cm" svg:x2="3.374cm" svg:y2="4.037cm" draw:end-shape="id8" draw:end-glue-point="3" svg:d="M2743 1861h35v2176h596" svg:viewBox="0 0 632 2177">
          <text:p/>
        </draw:connector>
        <draw:connector draw:style-name="gr9" draw:text-style-name="P5" draw:layer="layout" svg:x1="2.744cm" svg:y1="1.861cm" svg:x2="3.319cm" svg:y2="4.535cm" draw:end-shape="id9" draw:end-glue-point="3" svg:d="M2744 1861h38v2674h537" svg:viewBox="0 0 576 2675">
          <text:p/>
        </draw:connector>
        <draw:connector draw:style-name="gr9" draw:text-style-name="P5" draw:layer="layout" draw:line-skew="-0.061cm" svg:x1="2.805cm" svg:y1="5.361cm" svg:x2="3.375cm" svg:y2="5.536cm" svg:d="M2805 5361h-26v175h596" svg:viewBox="0 0 597 176">
          <text:p/>
        </draw:connector>
        <draw:connector draw:style-name="gr9" draw:text-style-name="P5" draw:layer="layout" draw:line-skew="-0.031cm" svg:x1="2.744cm" svg:y1="5.361cm" svg:x2="3.375cm" svg:y2="7.537cm" svg:d="M2744 5361h35v2176h596" svg:viewBox="0 0 632 2177">
          <text:p/>
        </draw:connector>
        <draw:connector draw:style-name="gr9" draw:text-style-name="P5" draw:layer="layout" svg:x1="2.745cm" svg:y1="5.361cm" svg:x2="3.32cm" svg:y2="8.035cm" svg:d="M2745 5361h38v2674h537" svg:viewBox="0 0 576 2675">
          <text:p/>
        </draw:connector>
        <draw:connector draw:style-name="gr9" draw:text-style-name="P5" draw:layer="layout" draw:line-skew="-0.061cm" svg:x1="2.806cm" svg:y1="8.861cm" svg:x2="3.376cm" svg:y2="9.036cm" svg:d="M2806 8861h-26v175h596" svg:viewBox="0 0 597 176">
          <text:p/>
        </draw:connector>
        <draw:connector draw:style-name="gr9" draw:text-style-name="P5" draw:layer="layout" draw:line-skew="-0.031cm" svg:x1="2.745cm" svg:y1="8.861cm" svg:x2="3.376cm" svg:y2="11.037cm" svg:d="M2745 8861h35v2176h596" svg:viewBox="0 0 632 2177">
          <text:p/>
        </draw:connector>
        <draw:connector draw:style-name="gr9" draw:text-style-name="P5" draw:layer="layout" svg:x1="2.746cm" svg:y1="8.861cm" svg:x2="3.321cm" svg:y2="13.535cm" draw:end-shape="id10" draw:end-glue-point="3" svg:d="M2746 8861h38v4674h537" svg:viewBox="0 0 576 4675">
          <text:p/>
        </draw:connector>
        <draw:connector draw:style-name="gr9" draw:text-style-name="P5" draw:layer="layout" svg:x1="2.747cm" svg:y1="8.861cm" svg:x2="3.338cm" svg:y2="13.037cm" draw:end-shape="id11" draw:end-glue-point="3" svg:d="M2747 8861h46v4176h545" svg:viewBox="0 0 592 4177">
          <text:p/>
        </draw:connector>
        <draw:connector draw:style-name="gr9" draw:text-style-name="P5" draw:layer="layout" svg:x1="3.904cm" svg:y1="2.362cm" svg:x2="4.474cm" svg:y2="2.537cm" draw:end-shape="id12" draw:end-glue-point="3" svg:d="M3904 2362h35v175h535" svg:viewBox="0 0 571 176">
          <text:p/>
        </draw:connector>
        <draw:connector draw:style-name="gr9" draw:text-style-name="P5" draw:layer="layout" svg:x1="3.904cm" svg:y1="2.363cm" svg:x2="4.475cm" svg:y2="3.038cm" draw:end-shape="id13" svg:d="M3904 2363h36v675h535" svg:viewBox="0 0 572 676">
          <text:p/>
        </draw:connector>
        <draw:connector draw:style-name="gr9" draw:text-style-name="P5" draw:layer="layout" svg:x1="3.905cm" svg:y1="2.364cm" svg:x2="4.458cm" svg:y2="3.536cm" draw:end-shape="id14" draw:end-glue-point="3" svg:d="M3905 2364h27v1172h526" svg:viewBox="0 0 554 1173">
          <text:p/>
        </draw:connector>
        <draw:connector draw:style-name="gr9" draw:text-style-name="P5" draw:layer="layout" svg:x1="3.905cm" svg:y1="5.862cm" svg:x2="4.475cm" svg:y2="6.037cm" svg:d="M3905 5862h35v175h535" svg:viewBox="0 0 571 176">
          <text:p/>
        </draw:connector>
        <draw:connector draw:style-name="gr9" draw:text-style-name="P5" draw:layer="layout" svg:x1="3.905cm" svg:y1="5.863cm" svg:x2="4.476cm" svg:y2="6.538cm" svg:d="M3905 5863h36v675h535" svg:viewBox="0 0 572 676">
          <text:p/>
        </draw:connector>
        <draw:connector draw:style-name="gr9" draw:text-style-name="P5" draw:layer="layout" svg:x1="3.906cm" svg:y1="5.864cm" svg:x2="4.459cm" svg:y2="7.036cm" svg:d="M3906 5864h27v1172h526" svg:viewBox="0 0 554 1173">
          <text:p/>
        </draw:connector>
        <draw:connector draw:style-name="gr9" draw:text-style-name="P5" draw:layer="layout" svg:x1="3.906cm" svg:y1="9.362cm" svg:x2="4.476cm" svg:y2="9.537cm" svg:d="M3906 9362h35v175h535" svg:viewBox="0 0 571 176">
          <text:p/>
        </draw:connector>
        <draw:connector draw:style-name="gr9" draw:text-style-name="P5" draw:layer="layout" svg:x1="3.906cm" svg:y1="9.363cm" svg:x2="4.477cm" svg:y2="10.038cm" svg:d="M3906 9363h36v675h535" svg:viewBox="0 0 572 676">
          <text:p/>
        </draw:connector>
        <draw:connector draw:style-name="gr9" draw:text-style-name="P5" draw:layer="layout" svg:x1="3.907cm" svg:y1="9.364cm" svg:x2="4.46cm" svg:y2="10.536cm" svg:d="M3907 9364h27v1172h526" svg:viewBox="0 0 554 1173">
          <text:p/>
        </draw:connector>
        <draw:connector draw:style-name="gr9" draw:text-style-name="P5" draw:layer="layout" svg:x1="3.907cm" svg:y1="11.362cm" svg:x2="4.477cm" svg:y2="11.537cm" svg:d="M3907 11362h35v175h535" svg:viewBox="0 0 571 176">
          <text:p/>
        </draw:connector>
        <draw:connector draw:style-name="gr9" draw:text-style-name="P5" draw:layer="layout" svg:x1="3.907cm" svg:y1="11.363cm" svg:x2="4.478cm" svg:y2="12.038cm" svg:d="M3907 11363h36v675h535" svg:viewBox="0 0 572 676">
          <text:p/>
        </draw:connector>
        <draw:connector draw:style-name="gr9" draw:text-style-name="P5" draw:layer="layout" svg:x1="3.908cm" svg:y1="11.364cm" svg:x2="4.461cm" svg:y2="12.536cm" svg:d="M3908 11364h27v1172h526" svg:viewBox="0 0 554 1173">
          <text:p/>
        </draw:connector>
        <draw:frame draw:style-name="gr10" draw:text-style-name="P6" draw:layer="layout" svg:width="6.217cm" svg:height="0.653cm" svg:x="8.274cm" svg:y="1.21cm">
          <draw:text-box>
            <text:p><text:span text:style-name="T5">“</text:span><text:span text:style-name="T5">Master document framework”</text:span></text:p>
          </draw:text-box>
        </draw:frame>
        <draw:frame draw:style-name="gr11" draw:text-style-name="P6" draw:layer="layout" svg:width="3.466cm" svg:height="0.653cm" svg:x="11.026cm" svg:y="1.711cm">
          <draw:text-box>
            <text:p><text:span text:style-name="T5">“</text:span><text:span text:style-name="T5">Common files”</text:span></text:p>
          </draw:text-box>
        </draw:frame>
        <draw:frame draw:style-name="gr12" draw:text-style-name="P6" draw:layer="layout" svg:width="3.042cm" svg:height="0.653cm" svg:x="11.442cm" svg:y="3.712cm">
          <draw:text-box>
            <text:p><text:span text:style-name="T5">“</text:span><text:span text:style-name="T5">Master POM”</text:span></text:p>
          </draw:text-box>
        </draw:frame>
        <draw:frame draw:style-name="gr13" draw:text-style-name="P6" draw:layer="layout" svg:width="5.371cm" svg:height="0.653cm" svg:x="9.106cm" svg:y="5.213cm">
          <draw:text-box>
            <text:p><text:span text:style-name="T5">“</text:span><text:span text:style-name="T5">Master Template Guide”</text:span></text:p>
          </draw:text-box>
        </draw:frame>
        <draw:frame draw:style-name="gr14" draw:text-style-name="P6" draw:layer="layout" svg:width="3.889cm" svg:height="0.653cm" svg:x="10.575cm" svg:y="5.714cm">
          <draw:text-box>
            <text:p><text:span text:style-name="T5">“</text:span><text:span text:style-name="T5">Main book file”</text:span></text:p>
          </draw:text-box>
        </draw:frame>
        <draw:frame draw:style-name="gr11" draw:text-style-name="P6" draw:layer="layout" svg:width="3.466cm" svg:height="0.653cm" svg:x="11.017cm" svg:y="6.213cm">
          <draw:text-box>
            <text:p><text:span text:style-name="T5">“</text:span><text:span text:style-name="T5">Document POM”</text:span></text:p>
          </draw:text-box>
        </draw:frame>
        <draw:frame draw:style-name="gr15" draw:text-style-name="P6" draw:layer="layout" svg:width="3.677cm" svg:height="0.653cm" svg:x="10.765cm" svg:y="7.214cm">
          <draw:text-box>
            <text:p><text:span text:style-name="T5">“</text:span><text:span text:style-name="T5">Workgroup POM”</text:span></text:p>
          </draw:text-box>
        </draw:frame>
        <draw:frame draw:style-name="gr16" draw:text-style-name="P6" draw:layer="layout" svg:width="2.831cm" svg:height="0.653cm" svg:x="11.634cm" svg:y="8.215cm">
          <draw:text-box>
            <text:p><text:span text:style-name="T5">“</text:span><text:span text:style-name="T5">A project”</text:span></text:p>
          </draw:text-box>
        </draw:frame>
        <draw:frame draw:style-name="gr12" draw:text-style-name="P6" draw:layer="layout" svg:width="3.042cm" svg:height="0.653cm" svg:x="11.419cm" svg:y="8.716cm">
          <draw:text-box>
            <text:p><text:span text:style-name="T5">“</text:span><text:span text:style-name="T5">A document”</text:span></text:p>
          </draw:text-box>
        </draw:frame>
        <draw:frame draw:style-name="gr6" draw:text-style-name="P6" draw:layer="layout" svg:width="4.312cm" svg:height="0.653cm" svg:x="10.135cm" svg:y="10.717cm">
          <draw:text-box>
            <text:p><text:span text:style-name="T5">“</text:span><text:span text:style-name="T5">Another document”</text:span></text:p>
          </draw:text-box>
        </draw:frame>
        <draw:frame draw:style-name="gr15" draw:text-style-name="P6" draw:layer="layout" svg:width="3.677cm" svg:height="0.653cm" svg:x="10.767cm" svg:y="12.718cm">
          <draw:text-box>
            <text:p><text:span text:style-name="T5">“</text:span><text:span text:style-name="T5">Workgroup P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8-08-29T15:34:51.045047042</dc:date>
    <dc:creator>Jeff Scheel</dc:creator>
    <meta:editing-duration>PT1H34M4S</meta:editing-duration>
    <meta:editing-cycles>7</meta:editing-cycles>
    <meta:generator>LibreOffice/5.1.6.2$Linux_X86_64 LibreOffice_project/10m0$Build-2</meta:generator>
    <meta:document-statistic meta:object-count="64"/>
  </office:meta>
</office:document-meta>
</file>